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 officeooo:rsid="00116044" officeooo:paragraph-rsid="00116044"/>
    </style:style>
    <style:style style:name="P2" style:family="paragraph" style:parent-style-name="Standard">
      <style:paragraph-properties fo:line-height="150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 officeooo:rsid="00116044" officeooo:paragraph-rsid="00116044"/>
    </style:style>
    <style:style style:name="P3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style:font-name="Liberation Serif" fo:font-size="18pt" style:text-underline-style="solid" style:text-underline-width="auto" style:text-underline-color="font-color" fo:font-weight="bold" officeooo:rsid="001fefdc" officeooo:paragraph-rsid="00116044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16044"/>
    </style:style>
    <style:style style:name="P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16044" officeooo:paragraph-rsid="00116044"/>
    </style:style>
    <style:style style:name="P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style:text-underline-style="none" fo:font-weight="normal" officeooo:rsid="001fefdc" officeooo:paragraph-rsid="00116044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letter-spacing="normal" fo:font-style="normal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officeooo:rsid="00116044" loext:padding="0cm" loext:border="none"/>
    </style:style>
    <style:style style:name="T4" style:family="text">
      <style:text-properties style:text-underline-style="none" officeooo:rsid="001fefdc" style:font-size-asian="18pt" style:font-weight-asian="bold" style:font-size-complex="18pt" style:font-weight-complex="bold" loext:padding="0cm" loext:border="none"/>
    </style:style>
    <style:style style:name="T5" style:family="text">
      <style:text-properties fo:color="#000000" style:font-name="Monospace" fo:font-size="10pt" fo:background-color="#d4d4d4" loext:char-shading-value="0" style:font-size-asian="10pt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EB CRAWLER</text:span></text:p>
      <text:p text:style-name="P6"><text:span text:style-name="T2">Using an open source crawler package Crawler4J, design</text:span><text:span text:style-name="T3">ed</text:span><text:span text:style-name="T2"> a site-specific crawler for </text:span><text:span text:style-name="T3">a</text:span><text:span text:style-name="T2"> large domain.</text:span></text:p>
      <text:p text:style-name="P4"><text:span text:style-name="T4"><text:s/></text:span><text:span text:style-name="T3">Input: Starting URL, list of words</text:span></text:p>
      <text:p text:style-name="P5"><text:span text:style-name="T3">O</text:span><text:span text:style-name="T2">utput:Search results</text:span></text:p>
      <text:p text:style-name="P5"><text:span text:style-name="T2">Tried the following variants ,</text:span></text:p>
      <text:list xml:id="list885754488" text:style-name="L1">
        <text:list-item>
          <text:p text:style-name="P1"><text:span text:style-name="T2">Sequential crawling vs. Multithreaded crawling (observed crawling performance - no.of threads v/s time)</text:span></text:p>
        </text:list-item>
        <text:list-item>
          <text:p text:style-name="P1"><text:span text:style-name="T2">Type of crawling strategy used (BFS v/s DFS)</text:span></text:p>
        </text:list-item>
        <text:list-item>
          <text:p text:style-name="P1"><text:span text:style-name="T2">Crawl only from pages whose body text includes one of the words in the list.</text:span></text:p>
        </text:list-item>
        <text:list-item>
          <text:p text:style-name="P1"><text:span text:style-name="T2">Crawl only from pages whose title includes one of the words in the list</text:span></text:p>
        </text:list-item>
      </text:list>
      <text:p text:style-name="P2"><text:span text:style-name="T2"/></text:p>
      <text:p text:style-name="P2"><text:span text:style-name="T2">Language : Java </text:span></text:p>
      <text:p text:style-name="P2"><text:span text:style-name="T2">IDE : Eclipse</text:span></text:p>
      <text:p text:style-name="P2"><text:span text:style-name="T2">Jar files: crawler4j,Jsoup</text:span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0:27:53.567568070</meta:creation-date>
    <dc:date>2020-03-13T00:34:29.626427010</dc:date>
    <meta:editing-duration>PT6M40S</meta:editing-duration>
    <meta:editing-cycles>1</meta:editing-cycles>
    <meta:document-statistic meta:table-count="0" meta:image-count="0" meta:object-count="0" meta:page-count="1" meta:paragraph-count="12" meta:word-count="93" meta:character-count="550" meta:non-whitespace-character-count="471"/>
    <meta:generator>LibreOffice/6.0.7.3$Linux_X86_64 LibreOffice_project/00m0$Build-3</meta:generator>
  </office:meta>
</office:document-meta>
</file>